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EFE0000033C0C81BF3C742FD7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2.417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4.225cm" svg:x="1.001cm" svg:y="1cm">
          <draw:image xlink:href="Pictures/1000020100000EFE0000033C0C81BF3C742FD7D4.png" xlink:type="simple" xlink:show="embed" xlink:actuate="onLoad" loext:mime-type="image/png">
            <text:p/>
          </draw:image>
        </draw:frame>
        <draw:line draw:style-name="gr2" draw:text-style-name="P2" draw:layer="layout" svg:x1="15.732cm" svg:y1="4.683cm" svg:x2="17.383cm" svg:y2="2.651cm">
          <text:p/>
        </draw:line>
        <draw:frame draw:style-name="gr3" draw:text-style-name="P3" draw:layer="layout" svg:width="10.033cm" svg:height="1.673cm" svg:x="10.652cm" svg:y="5.191cm">
          <draw:text-box>
            <text:p>Vybrat firmware, který jsem vám poslal</text:p>
          </draw:text-box>
        </draw:frame>
        <draw:line draw:style-name="gr2" draw:text-style-name="P2" draw:layer="layout" svg:x1="4.937cm" svg:y1="5.318cm" svg:x2="4.683cm" svg:y2="3.159cm">
          <text:p/>
        </draw:line>
        <draw:frame draw:style-name="gr4" draw:text-style-name="P3" draw:layer="layout" svg:width="8.636cm" svg:height="3.806cm" svg:x="1.127cm" svg:y="6.084cm">
          <draw:text-box>
            <text:p>Vybrat správný COM port z menu (bude se jmenovat cca bc-core-module COM3) a poté zmáčknout talčítko Flash firmwa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19cm" fo:margin-bottom="1cm" fo:margin-left="0.106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1T13:41:20.271384998</meta:creation-date>
    <dc:date>2019-12-21T13:45:39.897439367</dc:date>
    <meta:editing-duration>PT4M20S</meta:editing-duration>
    <meta:editing-cycles>1</meta:editing-cycles>
    <meta:document-statistic meta:object-count="5"/>
    <meta:generator>LibreOffice/6.2.8.2$Linux_X86_64 LibreOffice_project/20$Build-2</meta:generator>
  </office:meta>
</office:document-meta>
</file>